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9" calcext:value-type="float">
            <text:p>2009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rizona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592" calcext:value-type="float">
            <text:p>-0.592</text:p>
          </table:table-cell>
          <table:table-cell office:value-type="float" office:value="0.046" calcext:value-type="float">
            <text:p>0.046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048" calcext:value-type="float">
            <text:p>0.048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lanta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9" calcext:value-type="float">
            <text:p>0.009</text:p>
          </table:table-cell>
          <table:table-cell office:value-type="float" office:value="-0.258" calcext:value-type="float">
            <text:p>-0.25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" calcext:value-type="float">
            <text:p>0.0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ltimore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4" calcext:value-type="float">
            <text:p>0.00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56" calcext:value-type="float">
            <text:p>0.056</text:p>
          </table:table-cell>
          <table:table-cell office:value-type="float" office:value="0.115" calcext:value-type="float">
            <text:p>0.115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ffalo</text:p>
          </table:table-cell>
          <table:table-cell office:value-type="float" office:value="-0.1" calcext:value-type="float">
            <text:p>-0.1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427" calcext:value-type="float">
            <text:p>-0.427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017" calcext:value-type="float">
            <text:p>-0.017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olina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258" calcext:value-type="float">
            <text:p>-0.258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008" calcext:value-type="float">
            <text:p>-0.00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cago</text:p>
          </table:table-cell>
          <table:table-cell office:value-type="float" office:value="0.061" calcext:value-type="float">
            <text:p>0.06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15" calcext:value-type="float">
            <text:p>-0.1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112" calcext:value-type="float">
            <text:p>0.112</text:p>
          </table:table-cell>
          <table:table-cell office:value-type="float" office:value="-0.026" calcext:value-type="float">
            <text:p>-0.026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ncinnati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006" calcext:value-type="float">
            <text:p>-0.00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eveland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521" calcext:value-type="float">
            <text:p>-0.52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97" calcext:value-type="float">
            <text:p>-0.097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llas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2" calcext:value-type="float">
            <text:p>0.07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nver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006" calcext:value-type="float">
            <text:p>-0.006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troit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132" calcext:value-type="float">
            <text:p>0.1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" calcext:value-type="float">
            <text:p>0.04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227" calcext:value-type="float">
            <text:p>-0.22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73" calcext:value-type="float">
            <text:p>0.173</text:p>
          </table:table-cell>
          <table:table-cell office:value-type="float" office:value="0.261" calcext:value-type="float">
            <text:p>0.26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" calcext:value-type="float">
            <text:p>0.11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uston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302" calcext:value-type="float">
            <text:p>0.302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3" calcext:value-type="float">
            <text:p>0.03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ianapolis</text:p>
          </table:table-cell>
          <table:table-cell office:value-type="float" office:value="0.02" calcext:value-type="float">
            <text:p>0.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" calcext:value-type="float">
            <text:p>0.05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125" calcext:value-type="float">
            <text:p>0.125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cksonville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nsas City</text:p>
          </table:table-cell>
          <table:table-cell office:value-type="float" office:value="0.016" calcext:value-type="float">
            <text:p>0.016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21" calcext:value-type="float">
            <text:p>-0.21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111" calcext:value-type="float">
            <text:p>-0.111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ami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393" calcext:value-type="float">
            <text:p>-0.393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2" calcext:value-type="float">
            <text:p>-0.07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nnesota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19" calcext:value-type="float">
            <text:p>0.119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float" office:value="0.199" calcext:value-type="float">
            <text:p>0.199</text:p>
          </table:table-cell>
          <table:table-cell office:value-type="float" office:value="0.2" calcext:value-type="float">
            <text:p>0.2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21" calcext:value-type="float">
            <text:p>0.2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7" calcext:value-type="float">
            <text:p>0.07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Orleans</text:p>
          </table:table-cell>
          <table:table-cell office:value-type="float" office:value="0.02" calcext:value-type="float">
            <text:p>0.02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187" calcext:value-type="float">
            <text:p>0.187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Y Giants</text:p>
          </table:table-cell>
          <table:table-cell office:value-type="float" office:value="0.025" calcext:value-type="float">
            <text:p>0.025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53" calcext:value-type="float">
            <text:p>-0.053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Y Jets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2" calcext:value-type="float">
            <text:p>0.042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84" calcext:value-type="float">
            <text:p>0.084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78" calcext:value-type="float">
            <text:p>0.078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akland</text:p>
          </table:table-cell>
          <table:table-cell office:value-type="float" office:value="0.02" calcext:value-type="float">
            <text:p>0.02</text:p>
          </table:table-cell>
          <table:table-cell office:value-type="float" office:value="0.149" calcext:value-type="float">
            <text:p>0.149</text:p>
          </table:table-cell>
          <table:table-cell office:value-type="float" office:value="0.324" calcext:value-type="float">
            <text:p>0.324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162" calcext:value-type="float">
            <text:p>-0.16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iladelphia</text:p>
          </table:table-cell>
          <table:table-cell office:value-type="float" office:value="0.038" calcext:value-type="float">
            <text:p>0.038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5" calcext:value-type="float">
            <text:p>0.095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ttsburgh</text:p>
          </table:table-cell>
          <table:table-cell office:value-type="float" office:value="0.114" calcext:value-type="float">
            <text:p>0.114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173" calcext:value-type="float">
            <text:p>-0.17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28" calcext:value-type="float">
            <text:p>0.028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Diego</text:p>
          </table:table-cell>
          <table:table-cell office:value-type="float" office:value="0.082" calcext:value-type="float">
            <text:p>0.08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21" calcext:value-type="float">
            <text:p>0.2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34" calcext:value-type="float">
            <text:p>0.134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n Francisco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67" calcext:value-type="float">
            <text:p>0.067</text:p>
          </table:table-cell>
          <table:table-cell office:value-type="float" office:value="0.592" calcext:value-type="float">
            <text:p>0.592</text:p>
          </table:table-cell>
          <table:table-cell office:value-type="float" office:value="0.114" calcext:value-type="float">
            <text:p>0.114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84" calcext:value-type="float">
            <text:p>0.08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attle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87" calcext:value-type="float">
            <text:p>0.087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13" calcext:value-type="float">
            <text:p>-0.113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 Louis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254" calcext:value-type="float">
            <text:p>-0.254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mpa Bay</text:p>
          </table:table-cell>
          <table:table-cell office:value-type="float" office:value="0.036" calcext:value-type="float">
            <text:p>0.036</text:p>
          </table:table-cell>
          <table:table-cell office:value-type="float" office:value="0.19" calcext:value-type="float">
            <text:p>0.19</text:p>
          </table:table-cell>
          <table:table-cell office:value-type="float" office:value="0.229" calcext:value-type="float">
            <text:p>0.229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115" calcext:value-type="float">
            <text:p>0.115</text:p>
          </table:table-cell>
          <table:table-cell office:value-type="float" office:value="-0.131" calcext:value-type="float">
            <text:p>-0.131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nessee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54" calcext:value-type="float">
            <text:p>0.054</text:p>
          </table:table-cell>
          <table:table-cell office:value-type="float" office:value="-0.03" calcext:value-type="float">
            <text:p>-0.03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shington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62" calcext:value-type="float">
            <text:p>-0.062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